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weight-complex="bold"/>
    </style:style>
    <style:style style:name="P2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text-properties fo:color="#00ae00"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4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size-asian="10pt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size-asian="10pt" style:font-size-complex="10pt"/>
    </style:style>
    <style:style style:name="P2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size-asian="10pt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00ae00"/>
    </style:style>
    <style:style style:name="T2" style:family="text">
      <style:text-properties fo:color="#00ae00" style:font-name="Arial"/>
    </style:style>
    <style:style style:name="T3" style:family="text">
      <style:text-properties fo:color="#00ae00" style:font-name="Courier New" style:font-name-asian="Courier New" style:font-name-complex="Courier New"/>
    </style:style>
    <style:style style:name="T4" style:family="text">
      <style:text-properties fo:color="#00ae00" style:font-name-asian="Courier New" style:font-name-complex="Courier New"/>
    </style:style>
    <style:style style:name="T5" style:family="text">
      <style:text-properties fo:color="#00ae00" style:font-name-asian="Courier New" style:font-name-complex="Courier New"/>
    </style:style>
    <style:style style:name="T6" style:family="text">
      <style:text-properties fo:color="#000000"/>
    </style:style>
    <style:style style:name="T7" style:family="text">
      <style:text-properties fo:color="#000000" style:text-underline-style="solid" style:text-underline-width="auto" style:text-underline-color="font-color"/>
    </style:style>
    <style:style style:name="T8" style:family="text">
      <style:text-properties fo:color="#000000" style:font-name-asian="Courier New" style:font-name-complex="Courier New"/>
    </style:style>
    <style:style style:name="T9" style:family="text">
      <style:text-properties fo:color="#ff950e" fo:font-weight="bold" style:font-weight-asian="bold" style:font-weight-complex="bold"/>
    </style:style>
    <style:style style:name="T10" style:family="text">
      <style:text-properties fo:color="#3f55bf"/>
    </style:style>
    <style:style style:name="T11" style:family="text">
      <style:text-properties fo:color="#7f0055" fo:font-weight="bold" style:font-weight-asian="bold" style:font-weight-complex="bold"/>
    </style:style>
    <style:style style:name="T12" style:family="text">
      <style:text-properties fo:color="#557f5f"/>
    </style:style>
    <style:style style:name="T13" style:family="text">
      <style:text-properties style:font-name-asian="Courier New" style:font-name-complex="Courier New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use-window-font-color="true" style:font-name-asian="Courier New" style:font-name-complex="Courier New"/>
    </style:style>
    <style:style style:name="T17" style:family="text">
      <style:text-properties style:font-name-asian="Courier New" style:font-name-complex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 pliku Part3-Step7 – DataBase.odt została opisana cała procedura dodania nowej klasy Comment</text:p>
      <text:p text:style-name="P1"/>
      <text:p text:style-name="P2">Dla powtórzenia cała procedura została opisana poniżej:</text:p>
      <text:p text:style-name="P2"/>
      <text:p text:style-name="P3">1.Zapisanie tabeli bazy danych w formacie yml</text:p>
      <text:p text:style-name="P5"/>
      <text:p text:style-name="P7"># <text:span text:style-name="T7">src</text:span>/<text:span text:style-name="T7">Blogger</text:span>/BlogBundle/Resources/<text:span text:style-name="T7">config</text:span>/doctrine/Comment.orm.yml</text:p>
      <text:p text:style-name="P7"><text:span text:style-name="T7">Blogger</text:span>\BlogBundle\Entity\Comment:</text:p>
      <text:p text:style-name="P7"><text:s text:c="2"/>type: entity</text:p>
      <text:p text:style-name="P7"><text:s text:c="2"/>table: comment</text:p>
      <text:p text:style-name="P7"><text:s text:c="2"/>id:</text:p>
      <text:p text:style-name="P7"><text:s text:c="4"/>id:</text:p>
      <text:p text:style-name="P7"><text:s text:c="6"/>type: integer</text:p>
      <text:p text:style-name="P7"><text:s text:c="6"/>generator: { strategy: AUTO }</text:p>
      <text:p text:style-name="P7"><text:s text:c="2"/>fields:</text:p>
      <text:p text:style-name="P7"><text:s text:c="4"/>user:</text:p>
      <text:p text:style-name="P7"><text:s text:c="6"/>type: string</text:p>
      <text:p text:style-name="P7"><text:s text:c="6"/>length: 255</text:p>
      <text:p text:style-name="P7"><text:s text:c="4"/>comment:</text:p>
      <text:p text:style-name="P7"><text:s text:c="6"/>type: text</text:p>
      <text:p text:style-name="P7"><text:s text:c="4"/>approved:</text:p>
      <text:p text:style-name="P7"><text:s text:c="6"/>type: boolean</text:p>
      <text:p text:style-name="P7"><text:s text:c="6"/><text:span text:style-name="T7">nullable</text:span>: false</text:p>
      <text:p text:style-name="P7"><text:s text:c="4"/>created:</text:p>
      <text:p text:style-name="P7"><text:s text:c="6"/>type: <text:span text:style-name="T7">datetime</text:span></text:p>
      <text:p text:style-name="P7"><text:s text:c="4"/>updated:</text:p>
      <text:p text:style-name="P7"><text:s text:c="6"/>type: <text:span text:style-name="T7">datetime</text:span></text:p>
      <text:p text:style-name="P7"><text:s text:c="2"/>manyToOne:</text:p>
      <text:p text:style-name="P7"><text:s text:c="4"/><text:span text:style-name="T7">blog</text:span>:</text:p>
      <text:p text:style-name="P7"><text:s text:c="6"/>targetEntity: <text:span text:style-name="T7">Blog</text:span></text:p>
      <text:p text:style-name="P7"><text:s text:c="6"/>inversedBy: comments</text:p>
      <text:p text:style-name="P7"><text:s text:c="6"/>joinColumn:</text:p>
      <text:p text:style-name="P7"><text:s text:c="8"/>name: blog_id</text:p>
      <text:p text:style-name="P7"><text:s text:c="8"/>referencedColumnName: id</text:p>
      <text:p text:style-name="P4"><text:s text:c="2"/>lifecycleCallbacks:</text:p>
      <text:p text:style-name="P7"><text:s text:c="4"/>prePersist: [ <text:span text:style-name="T1">setCreatedValue</text:span> ] </text:p>
      <text:p text:style-name="P8"><text:span text:style-name="T1"><text:s text:c="4"/></text:span>preUpdate: [<text:span text:style-name="T1"> setUpdatedValue </text:span>]<text:span text:style-name="T2">&lt;- po utworzeniu klas zostaną dodane następujące metody</text:span></text:p>
      <text:p text:style-name="P3"/>
      <text:p text:style-name="P3">2. Tworzenie klas za pomocą polecenia</text:p>
      <text:p text:style-name="P3"/>
      <text:p text:style-name="P3"><text:tab/><text:span text:style-name="T9">php app/console doctrine:generate:entities BloggerBlogBundle</text:span></text:p>
      <text:p text:style-name="P3"/>
      <text:p text:style-name="P3">Po wykonaniu polecenia zostaje stworzona klasa:</text:p>
      <text:p text:style-name="P6"/>
      <text:p text:style-name="P3">symblog\src\Blogger\BlogBundle\Entity\<text:span text:style-name="T1">Comment.php</text:span></text:p>
      <text:p text:style-name="P2"/>
      <text:p text:style-name="P3">3. W powstałej klasie <text:span text:style-name="T1">Comment.php</text:span> dodajemy<text:span text:style-name="T1"> </text:span>następujące wpisy:</text:p>
      <text:p text:style-name="P4"><text:span text:style-name="T6"/></text:p>
      <text:p text:style-name="P14"><text:s text:c="4"/><text:span text:style-name="T14">public function </text:span>__construct()</text:p>
      <text:p text:style-name="P21"><text:s text:c="4"/>{</text:p>
      <text:p text:style-name="P21"><text:s text:c="8"/>$this-&gt;setCreated(<text:span text:style-name="T14">new </text:span>\DateTime());</text:p>
      <text:p text:style-name="P21"><text:s text:c="8"/>$this-&gt;setUpdated(<text:span text:style-name="T14">new </text:span>\DateTime());</text:p>
      <text:p text:style-name="P21"/>
      <text:p text:style-name="P21"><text:s text:c="8"/>$this-&gt;setApproved(<text:span text:style-name="T14">true</text:span>);</text:p>
      <text:p text:style-name="P22"><text:span text:style-name="T13"><text:s text:c="4"/>}</text:span></text:p>
      <text:p text:style-name="P22"><text:span text:style-name="T13"/></text:p>
      <text:p text:style-name="P20"><text:span text:style-name="T13">Jeśli w fixtures nie podamy zmiennych dla pola </text:span><text:span text:style-name="T4">Approved Created Updated </text:span><text:span text:style-name="T16">to zostaną te pola usupełnionę dzięki metodzie </text:span><text:span text:style-name="T4">__construct().</text:span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oft-page-break/><text:span text:style-name="T13"/></text:p>
      <text:p text:style-name="P20"><text:span text:style-name="T13">Dodajem również dwie metody </text:span><text:span text:style-name="T4">setCreatedValue()</text:span><text:span text:style-name="T13"> i </text:span><text:span text:style-name="T4">setUpdatedValue()</text:span><text:span text:style-name="T13">:</text:span></text:p>
      <text:p text:style-name="P17"><text:span text:style-name="T13"/></text:p>
      <text:p text:style-name="P4"><text:span text:style-name="T6"><text:s text:c="4"/></text:span><text:span text:style-name="T10">/**</text:span></text:p>
      <text:p text:style-name="P9"><text:s text:c="5"/>* @ORM\PrePersist</text:p>
      <text:p text:style-name="P9"><text:s text:c="5"/>*/</text:p>
      <text:p text:style-name="P7"><text:span text:style-name="T6"><text:s text:c="4"/></text:span><text:span text:style-name="T11">public function </text:span><text:span text:style-name="T6">setCreatedValue()</text:span></text:p>
      <text:p text:style-name="P10"><text:s text:c="4"/>{</text:p>
      <text:p text:style-name="P7"><text:span text:style-name="T6"><text:s text:c="8"/></text:span><text:span text:style-name="T12">// Add your code here</text:span></text:p>
      <text:p text:style-name="P7"><text:span text:style-name="T6"><text:s text:c="8"/></text:span><text:span text:style-name="T11">if</text:span><text:span text:style-name="T6">(!$this-&gt;getCreated())</text:span></text:p>
      <text:p text:style-name="P10"><text:s text:c="8"/>{</text:p>
      <text:p text:style-name="P7"><text:span text:style-name="T6"><text:s text:c="12"/>$this-&gt;created = </text:span><text:span text:style-name="T11">new </text:span><text:span text:style-name="T6">\DateTime();</text:span></text:p>
      <text:p text:style-name="P10"><text:s text:c="8"/>}</text:p>
      <text:p text:style-name="P10"><text:s text:c="4"/>}</text:p>
      <text:p text:style-name="P7"/>
      <text:p text:style-name="P7"><text:span text:style-name="T6"><text:s text:c="4"/></text:span><text:span text:style-name="T10">/**</text:span></text:p>
      <text:p text:style-name="P9"><text:s text:c="5"/>* @ORM\PreUpdate</text:p>
      <text:p text:style-name="P9"><text:s text:c="5"/>*/</text:p>
      <text:p text:style-name="P7"><text:span text:style-name="T6"><text:s text:c="4"/></text:span><text:span text:style-name="T11">public function </text:span><text:span text:style-name="T6">setUpdatedValue()</text:span></text:p>
      <text:p text:style-name="P10"><text:s text:c="4"/>{</text:p>
      <text:p text:style-name="P7"><text:span text:style-name="T6"><text:s text:c="8"/></text:span><text:span text:style-name="T12">// Add your code here</text:span></text:p>
      <text:p text:style-name="P7"><text:span text:style-name="T6"><text:s text:c="8"/>$this-&gt;updated = </text:span><text:span text:style-name="T11">new </text:span><text:span text:style-name="T6">\DateTime();</text:span></text:p>
      <text:p text:style-name="P10"><text:s text:c="4"/>}</text:p>
      <text:p text:style-name="P10"/>
      <text:p text:style-name="P3">4. W powstałej <text:span text:style-name="T1">klasie Blog.php</text:span> dodajemy<text:span text:style-name="T1"> </text:span>następujące wpisy:</text:p>
      <text:p text:style-name="P3"/>
      <text:p text:style-name="P4"><text:span text:style-name="T6"><text:s text:c="4"/></text:span><text:span text:style-name="T11">public function </text:span><text:span text:style-name="T6">__construct()</text:span></text:p>
      <text:p text:style-name="P16"><text:s text:c="4"/>{</text:p>
      <text:p text:style-name="P15"><text:span text:style-name="T6"><text:s text:c="8"/>$this-&gt;comments = </text:span><text:span text:style-name="T11">new </text:span><text:span text:style-name="T6">\Doctrine\Common\Collections\ArrayCollection();</text:span></text:p>
      <text:p text:style-name="P15"/>
      <text:p text:style-name="P21"><text:s text:c="8"/>$this-&gt;setCreated(<text:span text:style-name="T14">new </text:span>\DateTime());</text:p>
      <text:p text:style-name="P21"><text:s text:c="8"/>$this-&gt;setUpdated(<text:span text:style-name="T14">new </text:span>\DateTime());</text:p>
      <text:p text:style-name="P15"/>
      <text:p text:style-name="P17"><text:span text:style-name="T13"><text:s text:c="4"/>}</text:span></text:p>
      <text:p text:style-name="P3"/>
      <text:p text:style-name="P20"><text:span text:style-name="T13">Dodajem również dwie metody </text:span><text:span text:style-name="T4">setCreatedValue()</text:span><text:span text:style-name="T13"> i </text:span><text:span text:style-name="T4">setUpdatedValue()</text:span><text:span text:style-name="T13">:</text:span></text:p>
      <text:p text:style-name="P17"><text:span text:style-name="T13"/></text:p>
      <text:p text:style-name="P4"><text:span text:style-name="T6"><text:s text:c="4"/></text:span><text:span text:style-name="T10">/**</text:span></text:p>
      <text:p text:style-name="P9"><text:s text:c="5"/>* @ORM\PrePersist</text:p>
      <text:p text:style-name="P9"><text:s text:c="5"/>*/</text:p>
      <text:p text:style-name="P7"><text:span text:style-name="T6"><text:s text:c="4"/></text:span><text:span text:style-name="T11">public function </text:span><text:span text:style-name="T6">setCreatedValue()</text:span></text:p>
      <text:p text:style-name="P10"><text:s text:c="4"/>{</text:p>
      <text:p text:style-name="P7"><text:span text:style-name="T6"><text:s text:c="8"/></text:span><text:span text:style-name="T12">// Add your code here</text:span></text:p>
      <text:p text:style-name="P7"><text:span text:style-name="T6"><text:s text:c="8"/></text:span><text:span text:style-name="T11">if</text:span><text:span text:style-name="T6">(!$this-&gt;getCreated())</text:span></text:p>
      <text:p text:style-name="P10"><text:s text:c="8"/>{</text:p>
      <text:p text:style-name="P7"><text:span text:style-name="T6"><text:s text:c="12"/>$this-&gt;created = </text:span><text:span text:style-name="T11">new </text:span><text:span text:style-name="T6">\DateTime();</text:span></text:p>
      <text:p text:style-name="P10"><text:s text:c="8"/>}</text:p>
      <text:p text:style-name="P10"><text:s text:c="4"/>}</text:p>
      <text:p text:style-name="P7"/>
      <text:p text:style-name="P7"><text:span text:style-name="T6"><text:s text:c="4"/></text:span><text:span text:style-name="T10">/**</text:span></text:p>
      <text:p text:style-name="P9"><text:s text:c="5"/>* @ORM\PreUpdate</text:p>
      <text:p text:style-name="P9"><text:s text:c="5"/>*/</text:p>
      <text:p text:style-name="P7"><text:span text:style-name="T6"><text:s text:c="4"/></text:span><text:span text:style-name="T11">public function </text:span><text:span text:style-name="T6">setUpdatedValue()</text:span></text:p>
      <text:p text:style-name="P10"><text:s text:c="4"/>{</text:p>
      <text:p text:style-name="P7"><text:span text:style-name="T6"><text:s text:c="8"/></text:span><text:span text:style-name="T12">// Add your code here</text:span></text:p>
      <text:p text:style-name="P7"><text:span text:style-name="T6"><text:s text:c="8"/>$this-&gt;updated = </text:span><text:span text:style-name="T11">new </text:span><text:span text:style-name="T6">\DateTime();</text:span></text:p>
      <text:p text:style-name="P18"><text:s text:c="4"/>}</text:p>
      <text:p text:style-name="P3"/>
      <text:p text:style-name="P3">5. Tworzenie lub aktualizacja tabel za pomocą polecenia</text:p>
      <text:p text:style-name="P3"/>
      <text:p text:style-name="P3"><text:tab/><text:span text:style-name="T9">php app/console doctrine:schema:update --for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3M9S</meta:editing-duration>
    <meta:editing-cycles>14</meta:editing-cycles>
    <meta:generator>OpenOffice.org/3.3$Win32 OpenOffice.org_project/330m20$Build-9567</meta:generator>
    <dc:date>2013-08-28T11:50:18.36</dc:date>
    <dc:creator>szymon idczak</dc:creator>
    <meta:document-statistic meta:table-count="0" meta:image-count="0" meta:object-count="0" meta:page-count="2" meta:paragraph-count="95" meta:word-count="270" meta:character-count="2640"/>
    <meta:user-defined meta:name="Info 1"/>
    <meta:user-defined meta:name="Info 2"/>
    <meta:user-defined meta:name="Info 3"/>
    <meta:user-defined meta:name="Info 4"/>
  </office:meta>
</office:document-meta>
</file>